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Song Pro" svg:font-family="'LiSong Pro'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una_5f_tabella" style:display-name="una_tabella" style:family="table">
      <style:table-properties style:width="6.6931in" table:align="margins"/>
    </style:style>
    <style:style style:name="una_5f_tabella.A" style:display-name="una_tabella.A" style:family="table-column">
      <style:table-column-properties style:column-width="3.3465in" style:rel-column-width="32767*"/>
    </style:style>
    <style:style style:name="una_5f_tabella.B" style:display-name="una_tabella.B" style:family="table-column">
      <style:table-column-properties style:column-width="3.3465in" style:rel-column-width="32768*"/>
    </style:style>
    <style:style style:name="una_5f_tabella.A1" style:display-name="una_tabella.A1" style:family="table-cell">
      <style:table-cell-properties fo:padding="0.0382in" fo:border-left="0.05pt solid #000000" fo:border-right="none" fo:border-top="0.05pt solid #000000" fo:border-bottom="0.05pt solid #000000"/>
    </style:style>
    <style:style style:name="una_5f_tabella.B1" style:display-name="una_tabella.B1" style:family="table-cell">
      <style:table-cell-properties fo:padding="0.0382in" fo:border="0.05pt solid #000000"/>
    </style:style>
    <style:style style:name="una_5f_tabella.A2" style:display-name="una_tabella.A2" style:family="table-cell">
      <style:table-cell-properties fo:padding="0.0382in" fo:border-left="0.05pt solid #000000" fo:border-right="none" fo:border-top="none" fo:border-bottom="0.05pt solid #000000"/>
    </style:style>
    <style:style style:name="una_5f_tabella.B2" style:display-name="una_tabella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e94d" officeooo:paragraph-rsid="001ee94d"/>
    </style:style>
    <style:style style:name="P2" style:family="paragraph" style:parent-style-name="Standard">
      <style:text-properties officeooo:rsid="0020179c" officeooo:paragraph-rsid="0020179c"/>
    </style:style>
    <style:style style:name="P3" style:family="paragraph" style:parent-style-name="Standard">
      <style:text-properties officeooo:rsid="0023746a" officeooo:paragraph-rsid="0023746a"/>
    </style:style>
    <style:style style:name="P4" style:family="paragraph" style:parent-style-name="Standard">
      <style:text-properties officeooo:rsid="001ee94d" officeooo:paragraph-rsid="001ee94d"/>
    </style:style>
    <style:style style:name="P5" style:family="paragraph" style:parent-style-name="Table_20_Heading">
      <style:text-properties officeooo:rsid="0023746a" officeooo:paragraph-rsid="0023746a"/>
    </style:style>
    <style:style style:name="P6" style:family="paragraph" style:parent-style-name="Table_20_Contents">
      <style:text-properties fo:color="#ff3300" style:font-name="LiSong Pro" fo:font-size="10pt" fo:font-style="normal" style:text-underline-style="solid" style:text-underline-width="auto" style:text-underline-color="font-color" officeooo:rsid="0020179c" officeooo:paragraph-rsid="0020179c" fo:background-color="#ffff00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fo:color="#ff3300" style:font-name="DejaVu Sans" fo:font-size="10pt" fo:font-style="normal" style:text-underline-style="solid" style:text-underline-width="auto" style:text-underline-color="font-color" officeooo:rsid="0020179c" officeooo:paragraph-rsid="0020179c" fo:background-color="#ffff00" style:font-size-asian="10pt" style:font-style-asian="normal" style:font-size-complex="10pt" style:font-style-complex="normal"/>
    </style:style>
    <style:style style:name="T1" style:family="text">
      <style:text-properties fo:color="#ff3300" style:font-name="American Typewriter" fo:font-weight="bold" fo:background-color="#ffff00" loext:char-shading-value="0" style:font-weight-asian="bold" style:font-weight-complex="bold"/>
    </style:style>
    <style:style style:name="T2" style:family="text">
      <style:text-properties fo:color="#ff3300" fo:font-style="italic" style:font-style-asian="italic" style:font-style-complex="italic"/>
    </style:style>
    <style:style style:name="T3" style:family="text">
      <style:text-properties style:font-name="Arial Black"/>
    </style:style>
    <style:style style:name="T4" style:family="text">
      <style:text-properties style:font-name="Arial Black" fo:font-size="18pt" style:font-size-asian="18pt" style:font-size-complex="18pt"/>
    </style:style>
    <style:style style:name="T5" style:family="text"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Title: <text:span text:style-name="T4"><text:text-input text:description="">$title</text:text-input></text:span></text:p>
      <text:p text:style-name="P3">(Insert-&gt;Fields-&gt;Other...-&gt;Input Field)</text:p>
      <text:p text:style-name="P1"/>
      <text:p text:style-name="P3">A nice table:</text:p>
      <text:p text:style-name="P2"/>
      <table:table table:name="una_tabella" table:style-name="una_5f_tabella">
        <table:table-column table:style-name="una_5f_tabella.A"/>
        <table:table-column table:style-name="una_5f_tabella.B"/>
        <table:table-header-rows>
          <table:table-row>
            <table:table-cell table:style-name="una_5f_tabella.A1" office:value-type="string">
              <text:p text:style-name="P5">Name</text:p>
            </table:table-cell>
            <table:table-cell table:style-name="una_5f_tabella.B1" office:value-type="string">
              <text:p text:style-name="P5">Surname</text:p>
            </table:table-cell>
          </table:table-row>
        </table:table-header-rows>
        <table:table-row>
          <table:table-cell table:style-name="una_5f_tabella.A2" office:value-type="string">
            <text:p text:style-name="P6"><text:span text:style-name="T5"><text:text-input text:description="">$persons.name</text:text-input></text:span></text:p>
          </table:table-cell>
          <table:table-cell table:style-name="una_5f_tabella.B2" office:value-type="string">
            <text:p text:style-name="P7"><text:text-input text:description="">$persons.surname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Song Pro" svg:font-family="'LiSong Pro'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1T12:51:30.834760000</meta:creation-date>
    <dc:date>2014-02-01T13:36:10.183342000</dc:date>
    <meta:editing-duration>PT1M4S</meta:editing-duration>
    <meta:editing-cycles>5</meta:editing-cycles>
    <meta:generator>LibreOffice/4.2.0.4$MacOSX_X86_64 LibreOffice_project/05dceb5d363845f2cf968344d7adab8dcfb2ba71</meta:generator>
    <meta:document-statistic meta:table-count="1" meta:image-count="0" meta:object-count="0" meta:page-count="1" meta:paragraph-count="7" meta:word-count="18" meta:character-count="118" meta:non-whitespace-character-count="113"/>
  </office:meta>
</office:document-meta>
</file>